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RegistryImpl.lookup( final String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ndpointRegistryImpl.getNm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pointRegistry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setNmr(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EndpointRegistryImpl(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match( InternalEndpoint endpoi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dpointRegistryImpl.getProperties( 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dpointRegistryImpl.unregister( Endpoint endpoint , Map &lt; String , ? &gt; properti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ndpointRegistryImpl.query(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lookup( Document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lookup( final Map &lt; String , ? &gt; 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dpointRegistryImpl.setRegistry( ServiceRegistry &lt; InternalEndpoint &gt;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EndpointRegist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RegistryImpl.internalQuery( Map &lt; String , ? &gt; properti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dpointRegistryImpl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gistryImpl.register( Endpoint endpoint , Map &lt; String , ? &gt;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